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in" style:contextual-spacing="false"/>
    </style:style>
    <style:style style:name="P18" style:family="paragraph" style:parent-style-name="Standard">
      <style:paragraph-properties fo:margin-top="0in" fo:margin-bottom="0.111in" style:contextual-spacing="false"/>
    </style:style>
    <style:style style:name="P19" style:family="paragraph" style:parent-style-name="Standard">
      <style:paragraph-properties fo:margin-top="0in" fo:margin-bottom="0.111in" style:contextual-spacing="false"/>
      <style:text-properties officeooo:rsid="001b9d67" officeooo:paragraph-rsid="001b9d67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4" style:family="paragraph" style:parent-style-name="List_20_Paragraph" style:list-style-name="WWNum1">
      <style:text-properties fo:color="#ffffff" loext:opacity="100%" fo:font-weight="350"/>
    </style:style>
    <style:style style:name="P25" style:family="paragraph" style:parent-style-name="List_20_Paragraph" style:list-style-name="WWNum1">
      <style:text-properties fo:color="#ffffff" loext:opacity="100%" officeooo:paragraph-rsid="000e27cf"/>
    </style:style>
    <style:style style:name="P26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2">
      <style:text-properties fo:font-weight="350"/>
    </style:style>
    <style:style style:name="P29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0" style:family="paragraph" style:parent-style-name="List_20_Paragraph" style:list-style-name="WWNum2">
      <style:paragraph-properties fo:margin-top="0in" fo:margin-bottom="0.111in" style:contextual-spacing="true"/>
    </style:style>
    <style:style style:name="P31" style:family="paragraph" style:parent-style-name="List_20_Paragraph" style:list-style-name="WWNum1">
      <style:text-properties officeooo:rsid="001d3e81" officeooo:paragraph-rsid="001d3e81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P37" style:family="paragraph">
      <loext:graphic-properties draw:fill="solid" draw:fill-color="#323232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865de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b9f8b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5" style:family="text">
      <style:text-properties fo:color="#000000" loext:opacity="100%" style:font-name="Radian" fo:font-size="16pt" fo:font-weight="350" officeooo:rsid="001e3617" style:font-size-asian="16pt" style:font-weight-asian="normal" style:font-size-complex="16pt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8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10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3" style:family="text">
      <style:text-properties style:font-name="Radian" fo:font-style="normal" fo:font-weight="normal" style:font-style-asian="normal" style:font-weight-asian="normal" style:font-weight-complex="bold"/>
    </style:style>
    <style:style style:name="T14" style:family="text">
      <style:text-properties style:font-name="Radian" fo:font-style="normal" style:font-style-asian="normal" style:font-weight-asian="normal"/>
    </style:style>
    <style:style style:name="T15" style:family="text">
      <style:text-properties style:font-name="Radian" fo:font-style="normal" fo:font-weight="350" style:font-style-asian="normal" style:font-weight-asian="normal"/>
    </style:style>
    <style:style style:name="T16" style:family="text">
      <style:text-properties fo:color="#ffffff" loext:opacity="100%" style:font-name="Radian"/>
    </style:style>
    <style:style style:name="T17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8" style:family="text">
      <style:text-properties fo:color="#ffffff" loext:opacity="100%" style:font-name="Radian" fo:font-style="normal" fo:font-weight="350" style:font-style-asian="normal" style:font-weight-asian="normal"/>
    </style:style>
    <style:style style:name="T19" style:family="text">
      <style:text-properties fo:color="#ffffff" loext:opacity="100%" style:font-name="Radian" fo:font-style="normal" fo:font-weight="bold" style:font-style-asian="normal" style:font-weight-asian="bold" style:font-weight-complex="bold"/>
    </style:style>
    <style:style style:name="T20" style:family="text">
      <style:text-properties fo:color="#ffffff" loext:opacity="100%" style:font-name="Radian" fo:font-style="normal" fo:font-weight="normal" style:font-style-asian="normal" style:font-weight-asian="normal"/>
    </style:style>
    <style:style style:name="T21" style:family="text">
      <style:text-properties fo:color="#ffffff" loext:opacity="100%" style:font-name="Radian" fo:font-weight="350" style:font-weight-asian="normal"/>
    </style:style>
    <style:style style:name="T22" style:family="text">
      <style:text-properties fo:color="#ffffff" loext:opacity="100%" style:font-name="Radian" fo:font-weight="350" officeooo:rsid="001314aa" style:font-weight-asian="normal"/>
    </style:style>
    <style:style style:name="T23" style:family="text">
      <style:text-properties style:font-name="Radian Light" fo:font-size="18pt" style:font-size-asian="18pt" style:font-size-complex="18pt"/>
    </style:style>
    <style:style style:name="T24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8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9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4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5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2" draw:name="Rectangle 2" draw:style-name="gr25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2" draw:style-name="gr17" draw:text-style-name="P38" svg:width="6.6039in" svg:height="1.2421in" svg:x="0in" svg:y="-0.2071in"><text:p text:style-name="P3">WESTON <text:s/>P. GREENE</text:p><text:p text:style-name="P12"><text:span text:style-name="T5">Full Stack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tangle 224" draw:style-name="gr14" draw:text-style-name="P36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10" draw:name="Shape4" draw:style-name="gr13" draw:text-style-name="P32" svg:width="2.5941in" svg:height="1.628in" svg:x="-0.6311in" svg:y="5.4555in"><text:list xml:id="list1517613066" text:style-name="WWNum1"><text:list-item><text:p text:style-name="P21">{{L1}}</text:p></text:list-item><text:list-item><text:p text:style-name="P21">{{L2}}</text:p></text:list-item><text:list-item><text:p text:style-name="P21">{{L3}}</text:p></text:list-item><text:list-item><text:p text:style-name="P21">{{L4}}</text:p></text:list-item><text:list-item><text:p text:style-name="P21">{{L5}}</text:p></text:list-item><text:list-item><text:p text:style-name="P22">{{L6}}</text:p></text:list-item><text:list-item><text:p text:style-name="P20"><text:span text:style-name="T22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5" draw:style-name="gr4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Shape6" draw:style-name="gr9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3" draw:name="Picture 208" draw:style-name="gr12" draw:text-style-name="P34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4" draw:name="Shape8" draw:style-name="gr11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7"><text:span text:style-name="T21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Shape9" draw:style-name="gr10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10" draw:style-name="gr9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1" draw:style-name="gr9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8" draw:name="Shape12" draw:style-name="gr5"><draw:frame draw:name="Picture 12" draw:style-name="gr6" draw:text-style-name="P34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8" draw:text-style-name="P32" svg:width="2.176in" svg:height="0.2976in" svg:x="-0.2217in" svg:y="1.0811in"><text:p text:style-name="P18"><text:span text:style-name="T16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0" draw:name="Shape13" draw:style-name="gr5"><draw:frame draw:name="Picture 16" draw:style-name="gr6" draw:text-style-name="P34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7" draw:text-style-name="P32" svg:width="2.2213in" svg:height="0.2976in" svg:x="-0.2252in" svg:y="1.3945in"><text:p text:style-name="P18"><text:span text:style-name="T16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4" draw:style-name="gr5"><draw:frame draw:name="Picture 19" draw:style-name="gr6" draw:text-style-name="P34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7" draw:text-style-name="P32" svg:width="2.2213in" svg:height="0.2976in" svg:x="-0.2252in" svg:y="1.7075in"><text:p text:style-name="P18"><text:span text:style-name="T16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9" draw:name="Shape15" draw:style-name="gr5"><draw:frame draw:name="Picture 22" draw:style-name="gr6" draw:text-style-name="P34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7" draw:text-style-name="P32" svg:width="2.2213in" svg:height="0.2976in" svg:x="-0.2252in" svg:y="2.0118in"><text:p text:style-name="P19"><text:span text:style-name="T16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1" draw:name="Shape1" draw:style-name="gr3" draw:text-style-name="P32" svg:width="1.4094in" svg:height="0.5205in" svg:x="-0.639in" svg:y="4.4181in"><text:p text:style-name="P18"><text:span text:style-name="T17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3" draw:style-name="gr2" draw:text-style-name="P32" svg:width="2.1378in" svg:height="0.5949in" svg:x="-0.6256in" svg:y="2.3972in"><text:p text:style-name="P18"><text:span text:style-name="T17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Shape2" draw:style-name="gr1" draw:text-style-name="P32" svg:width="1.8886in" svg:height="0.5906in" svg:x="-0.6409in" svg:y="0.011in"><text:p text:style-name="P18"><text:span text:style-name="T17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Shape16" draw:style-name="gr4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2" draw:style-name="gr16" draw:text-style-name="P38" svg:width="2.8587in" svg:height="0.5224in" svg:x="-0.761in" svg:y="6.8264in"><text:p text:style-name="P16"><text:span text:style-name="T17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tangle 3" draw:style-name="gr15" draw:text-style-name="P37" svg:width="2.4996in" svg:height="0.0094in" svg:x="-0.648in" svg:y="7.3909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7" draw:style-name="gr26" draw:text-style-name="P36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2" draw:style-name="gr18" draw:text-style-name="P38" svg:width="2.7295in" svg:height="1.1358in" svg:x="-0.7252in" svg:y="7.5425in"><text:list xml:id="list1517613066" text:style-name="WWNum1"><text:list-item><text:p text:style-name="P23">REST API Development</text:p></text:list-item><text:list-item><text:p text:style-name="P24"><text:span text:style-name="T14">Cloud Infrastructure (</text:span><text:span text:style-name="T13">AWS</text:span><text:span text:style-name="T14">)</text:span></text:p></text:list-item><text:list-item><text:p text:style-name="P24"><text:span text:style-name="T14">Containerization (</text:span><text:span text:style-name="T13">Docker</text:span><text:span text:style-name="T14">)</text:span></text:p></text:list-item><text:list-item><text:p text:style-name="P25"><text:span text:style-name="T15">Version Control (</text:span><text:span text:style-name="T13">Git</text:span><text:span text:style-name="T15">)</text:span></text:p></text:list-item><text:list-item><text:p text:style-name="P31"><text:span text:style-name="T18">Databases (</text:span><text:span text:style-name="T20">PostgreSQL</text:span><text:span text:style-name="T18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4" draw:name="Group 222" draw:style-name="gr19"><draw:g draw:style-name="gr20"><draw:custom-shape draw:style-name="gr21" draw:text-style-name="P32" svg:width="2.0287in" svg:height="0.4539in" svg:x="2.5925in" svg:y="0.0417in"><text:p text:style-name="P18"><text:span text:style-name="T23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6"><text:span text:style-name="T9">Collaborated within a large, agile team to </text:span><text:span text:style-name="T7">develop</text:span><text:span text:style-name="T9"> and </text:span><text:span text:style-name="T8">showcase</text:span><text:span text:style-name="T9"> the end-to-end functionality of a developer-first microservice dashboard built using </text:span><text:span text:style-name="T8">React</text:span><text:span text:style-name="T10"> </text:span><text:span text:style-name="T9">and </text:span><text:span text:style-name="T8">Typescript</text:span></text:p></text:list-item><text:list-item><text:p text:style-name="P26"><text:span text:style-name="T9">Streamlined and improved upon the functionality of several large internal microservices through extensive use of </text:span><text:span text:style-name="T8">Java</text:span></text:p></text:list-item><text:list-item><text:p text:style-name="P26"><text:span text:style-name="T9">Migrated and expanded the infrastructure of several large apps and services to a cloud-native stack using </text:span><text:span text:style-name="T8">AWS</text:span><text:span text:style-name="T10"> </text:span><text:span text:style-name="T9">services such as</text:span><text:span text:style-name="T10"> </text:span><text:span text:style-name="T8">DynamoDB</text:span><text:span text:style-name="T9">,</text:span><text:span text:style-name="T10"> </text:span><text:span text:style-name="T8">RDS</text:span><text:span text:style-name="T9">, and </text:span><text:span text:style-name="T8">ECS</text:span></text:p></text:list-item><text:list-item><text:p text:style-name="P26"><text:span text:style-name="T9">Worked diligently within the </text:span><text:span text:style-name="T6">Software Development Life Cycle (SDLC)</text:span><text:span text:style-name="T9"> and communicated technical details and documentation across several platforms using </text:span><text:span text:style-name="T8">Jira</text:span><text:span text:style-name="T10"> </text:span><text:span text:style-name="T9">and </text:span><text:span text:style-name="T8">Confluence</text:span></text:p></text:list-item></text:list><text:p text:style-name="P4"/><text:p text:style-name="P9">Lead Web Developer</text:p><text:p text:style-name="P8">EcoPRT @ NC State</text:p><text:p text:style-name="P5">May 2021 – <text:span text:style-name="T24">current</text:span></text:p><text:list text:style-name="WWNum4"><text:list-item><text:p text:style-name="P27"><text:span text:style-name="T9">Assumed responsibility for implementing the main website redesign for the EcoPRT at NC State laboratory, built using </text:span><text:span text:style-name="T8">Vue</text:span></text:p></text:list-item><text:list-item><text:p text:style-name="P29"><text:span text:style-name="T11">Oversaw creation and incentivizing adoption of a 3D model dashboard used for visualizing changes to the vehicle, built using </text:span><text:span text:style-name="T8">Vue</text:span><text:span text:style-name="T12">, </text:span><text:span text:style-name="T8">Flask</text:span><text:span text:style-name="T12">, </text:span><text:span text:style-name="T11">and </text:span><text:span text:style-name="T8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0"><draw:custom-shape draw:style-name="gr23" draw:text-style-name="P35" svg:width="1.4961in" svg:height="0.4531in" svg:x="2.5925in" svg:y="6.5425in"><text:p text:style-name="P18"><text:span text:style-name="T23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8"><text:span text:style-name="T9">Transitioned from the previous WordPress domain to a fully featured custom web application built using </text:span><text:span text:style-name="T8">Vue</text:span><text:span text:style-name="T10"> </text:span><text:span text:style-name="T9">and </text:span><text:span text:style-name="T8">Node.js</text:span></text:p></text:list-item><text:list-item><text:p text:style-name="P30"><text:span text:style-name="T11">Containerized the web app for deployment and production build pipeline using </text:span><text:span text:style-name="T8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9T16:54:15.956566034</dc:date>
    <meta:editing-cycles>29</meta:editing-cycles>
    <dc:title>WESTON P. GREENE</dc:title>
    <meta:editing-duration>PT1H1M32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5" meta:character-count="1707" meta:non-whitespace-character-count="1513"/>
    <meta:user-defined meta:name="AppVersion">15.0000</meta:user-defined>
    <meta:template xlink:type="simple" xlink:actuate="onRequest" xlink:title="Normal" xlink:href=""/>
  </office:meta>
</office:document-meta>
</file>